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chine learning and data mining algorithms have recently been very popular as they provide an opportunity to analyze, understand, and extract information and knowledge from the overwhelming amount of data being produced everyday. Similarly, over the years, measurement devices and technologies have also been improving steadily providing us a platform to measure finer details of any phenomenon thus generating data in different representations. However, current state-of-the art algorithms are capable of analyzing data in a single representation from a single data source thus ignoring any available supplementary information. This thesis presents novel methods to analyze data in different representations within a single analysis. Additionally, methods to speed-up the algorithms proposed in the thesis are also developed. Similarly, the proposed algorithms consider supplementary background information in the analysis of data in different representation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972in"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rem Adhikari</meta:initial-creator>
    <meta:creation-date>2014-09-05T11:07:39.052124123</meta:creation-date>
    <dc:date>2014-10-21T17:19:13</dc:date>
    <dc:creator>Prem Adhikari</dc:creator>
    <meta:editing-duration>PT28M22S</meta:editing-duration>
    <meta:editing-cycles>5</meta:editing-cycles>
    <meta:generator>LibreOffice/3.5$Linux_X86_64 LibreOffice_project/350m1$Build-2</meta:generator>
    <meta:printed-by>Prem Adhikari</meta:printed-by>
    <meta:print-date>2014-09-29T12:11:40.503153626</meta:print-date>
    <meta:document-statistic meta:table-count="0" meta:image-count="0" meta:object-count="0" meta:page-count="1" meta:paragraph-count="1" meta:word-count="132" meta:character-count="963" meta:non-whitespace-character-count="831"/>
  </office:meta>
</office:document-meta>
</file>